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6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0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3</text:span></text:p>
            <text:p text:style-name="P3"><text:span text:style-name="T2">Nom :<text:s/></text:span><text:span text:style-name="T3">Indiquer que la livraison est effectuée(package « Gestion des achats »)<text:line-break/></text:span><text:span text:style-name="T4">Acteur(s) :<text:s/></text:span><text:span text:style-name="T5">Employé<text:line-break/></text:span><text:span text:style-name="T6">Description :<text:s/></text:span><text:span text:style-name="T7">L'acteur indique que la commande a été livré.<text:line-break/></text:span><text:span text:style-name="T8">Auteur :<text:s/></text:span><text:span text:style-name="T9">Guichou Brice<text:line-break/></text:span><text:span text:style-name="T10">Date(s) :<text:s/></text:span><text:span text:style-name="T11">12/05/2020</text:span></text:p>
            <text:p text:style-name="P4"><text:span text:style-name="T12">Pré-conditions :<text:s/></text:span><text:span text:style-name="T13">Aucune.<text:line-break/></text:span><text:span text:style-name="T14">Démarrage :<text:s/></text:span><text:span text:style-name="T15">L’ utilisateur à ouvert l'onglet Indiquer que la livraison est effectuée</text:span><text:span text:style-name="T16">.</text:span></text:p>
            <text:p text:style-name="P4"><text:span text:style-name="T17"/></text:p>
          </table:table-cell>
        </table:table-row>
        <table:table-row table:style-name="TableRow0101">
          <table:table-cell table:style-name="TableCell010100">
            <text:p text:style-name="P7"><text:span text:style-name="T18">DESCRIPTION</text:span></text:p>
            <text:p text:style-name="P7"><text:span text:style-name="T18">Le scénario nominal :</text:span></text:p>
            <text:p text:style-name="P8"><text:span text:style-name="T19">1. Le système</text:span><text:span text:style-name="T20"><text:s/></text:span><text:span text:style-name="T21">affiche la page de gestion des commandes avec leur(s) statut(s).<text:line-break/>2. L</text:span><text:span text:style-name="T22">’<text:s/></text:span><text:span text:style-name="T23">utilisateur sélectionne une commande en cours.<text:line-break/>3. Le système</text:span><text:span text:style-name="T24"><text:s/></text:span><text:span text:style-name="T25">affiche la description de la commande demandée par l'utilisateur</text:span><text:span text:style-name="T26"><text:s/></text:span><text:span text:style-name="T27">.</text:span></text:p>
            <text:p text:style-name="P8"><text:span text:style-name="T27">4. L</text:span><text:span text:style-name="T28">’<text:s/></text:span><text:span text:style-name="T29">utilisateur change le statut de la commande en cours par "Livrée".</text:span></text:p>
            <text:p text:style-name="P8"><text:span text:style-name="T29">5. Le système</text:span><text:span text:style-name="T30"><text:s/></text:span><text:span text:style-name="T31">enregistre les modifications dans la base de donnée.</text:span></text:p>
            <text:p text:style-name="P8"><text:span text:style-name="T31">6. Le système</text:span><text:span text:style-name="T32"><text:s/></text:span><text:span text:style-name="T33">actualise les informations avec les modifications sur le site.<text:line-break/></text:span><text:span text:style-name="T34"/></text:p>
          </table:table-cell>
        </table:table-row>
        <table:table-row table:style-name="TableRow0102">
          <table:table-cell table:style-name="TableCell010200">
            <text:p text:style-name="P11"><text:span text:style-name="T35">Les scénarios alternatifs:</text:span></text:p>
            <text:p text:style-name="P12"><text:span text:style-name="T36">2. L</text:span><text:span text:style-name="T37">’<text:s/></text:span><text:span text:style-name="T38">utilisateur décide de quitter la page de gestion des commandes avec leur(s) statut(s).</text:span></text:p>
            <text:p text:style-name="P12"><text:span text:style-name="T38">4.a L</text:span><text:span text:style-name="T39">’<text:s/></text:span><text:span text:style-name="T40">utilisateur décide de quitter la page de gestion des commandes avec leur(s) statut(s).</text:span></text:p>
            <text:p text:style-name="P12"><text:span text:style-name="T40">4.b L</text:span><text:span text:style-name="T41">’<text:s/></text:span><text:span text:style-name="T42">utilisateur décide de quitter la page de description de la commande demandée.</text:span></text:p>
            <text:p text:style-name="P12"><text:span text:style-name="T43"/></text:p>
          </table:table-cell>
        </table:table-row>
        <table:table-row table:style-name="TableRow0103">
          <table:table-cell table:style-name="TableCell010300">
            <text:p text:style-name="P15"><text:span text:style-name="T44">Les scénarios d'exceptions :</text:span><text:span text:style-name="T45"/></text:p>
          </table:table-cell>
        </table:table-row>
        <table:table-row table:style-name="TableRow0104">
          <table:table-cell table:style-name="TableCell010400">
            <text:p text:style-name="P18"><text:span text:style-name="T46">Fin :<text:s/></text:span><text:span text:style-name="T47">Scénario nominal : aux étapes 2 et 4, sur décision de l'utilisateur.</text:span><text:span text:style-name="T48"/></text:p>
          </table:table-cell>
        </table:table-row>
      </table:table>
      <text:p text:style-name="P20"><text:span text:style-name="T49">Post-conditions :<text:s/></text:span><text:span text:style-name="T50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